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experiment_centers_07" table:style-name="ta1">
        <table:table-column table:style-name="co1" table:default-cell-style-name="Default"/>
        <table:table-column table:style-name="co2" table:number-columns-repeated="3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23125382188203" calcext:value-type="float">
            <text:p>-0.423125382188203</text:p>
          </table:table-cell>
          <table:table-cell office:value-type="float" office:value="0.261697442666863" calcext:value-type="float">
            <text:p>0.261697442666863</text:p>
          </table:table-cell>
          <table:table-cell office:value-type="float" office:value="0.056750097975065" calcext:value-type="float">
            <text:p>0.056750097975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12446980116761" calcext:value-type="float">
            <text:p>-0.412446980116761</text:p>
          </table:table-cell>
          <table:table-cell office:value-type="float" office:value="0.24049390443566" calcext:value-type="float">
            <text:p>0.24049390443566</text:p>
          </table:table-cell>
          <table:table-cell office:value-type="float" office:value="0.054551917955811" calcext:value-type="float">
            <text:p>0.0545519179558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24147905548249" calcext:value-type="float">
            <text:p>-0.424147905548249</text:p>
          </table:table-cell>
          <table:table-cell office:value-type="float" office:value="0.205247527472962" calcext:value-type="float">
            <text:p>0.205247527472962</text:p>
          </table:table-cell>
          <table:table-cell office:value-type="float" office:value="0.05519087447862" calcext:value-type="float">
            <text:p>0.055190874478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29308998402227" calcext:value-type="float">
            <text:p>-0.429308998402227</text:p>
          </table:table-cell>
          <table:table-cell office:value-type="float" office:value="0.216296258411624" calcext:value-type="float">
            <text:p>0.216296258411624</text:p>
          </table:table-cell>
          <table:table-cell office:value-type="float" office:value="0.054477065099138" calcext:value-type="float">
            <text:p>0.054477065099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23733302773044" calcext:value-type="float">
            <text:p>-0.423733302773044</text:p>
          </table:table-cell>
          <table:table-cell office:value-type="float" office:value="0.221540244223757" calcext:value-type="float">
            <text:p>0.221540244223757</text:p>
          </table:table-cell>
          <table:table-cell office:value-type="float" office:value="0.057487776431902" calcext:value-type="float">
            <text:p>0.0574877764319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1530638797128" calcext:value-type="float">
            <text:p>-0.41530638797128</text:p>
          </table:table-cell>
          <table:table-cell office:value-type="float" office:value="0.209764343580452" calcext:value-type="float">
            <text:p>0.209764343580452</text:p>
          </table:table-cell>
          <table:table-cell office:value-type="float" office:value="0.055290729098281" calcext:value-type="float">
            <text:p>0.055290729098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23263376573249" calcext:value-type="float">
            <text:p>-0.423263376573249</text:p>
          </table:table-cell>
          <table:table-cell office:value-type="float" office:value="0.211776902647212" calcext:value-type="float">
            <text:p>0.211776902647212</text:p>
          </table:table-cell>
          <table:table-cell office:value-type="float" office:value="0.056403186310987" calcext:value-type="float">
            <text:p>0.0564031863109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18393529215104" calcext:value-type="float">
            <text:p>-0.418393529215104</text:p>
          </table:table-cell>
          <table:table-cell office:value-type="float" office:value="0.211891274776648" calcext:value-type="float">
            <text:p>0.211891274776648</text:p>
          </table:table-cell>
          <table:table-cell office:value-type="float" office:value="0.0545562992817" calcext:value-type="float">
            <text:p>0.0545562992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19803869275453" calcext:value-type="float">
            <text:p>-0.419803869275453</text:p>
          </table:table-cell>
          <table:table-cell office:value-type="float" office:value="0.217605778525129" calcext:value-type="float">
            <text:p>0.217605778525129</text:p>
          </table:table-cell>
          <table:table-cell office:value-type="float" office:value="0.056561282022806" calcext:value-type="float">
            <text:p>0.056561282022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21280254112302" calcext:value-type="float">
            <text:p>-0.421280254112302</text:p>
          </table:table-cell>
          <table:table-cell office:value-type="float" office:value="0.219312495297773" calcext:value-type="float">
            <text:p>0.219312495297773</text:p>
          </table:table-cell>
          <table:table-cell office:value-type="float" office:value="0.056026259309857" calcext:value-type="float">
            <text:p>0.056026259309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1693284654789" calcext:value-type="float">
            <text:p>-0.41693284654789</text:p>
          </table:table-cell>
          <table:table-cell office:value-type="float" office:value="0.215016912084643" calcext:value-type="float">
            <text:p>0.215016912084643</text:p>
          </table:table-cell>
          <table:table-cell office:value-type="float" office:value="0.059227508289498" calcext:value-type="float">
            <text:p>0.0592275082894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20948608406335" calcext:value-type="float">
            <text:p>-0.420948608406335</text:p>
          </table:table-cell>
          <table:table-cell office:value-type="float" office:value="0.211823479450209" calcext:value-type="float">
            <text:p>0.211823479450209</text:p>
          </table:table-cell>
          <table:table-cell office:value-type="float" office:value="0.057578348082166" calcext:value-type="float">
            <text:p>0.0575783480821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23924467216237" calcext:value-type="float">
            <text:p>-0.423924467216237</text:p>
          </table:table-cell>
          <table:table-cell office:value-type="float" office:value="0.209289093161947" calcext:value-type="float">
            <text:p>0.209289093161947</text:p>
          </table:table-cell>
          <table:table-cell office:value-type="float" office:value="0.059406293695994" calcext:value-type="float">
            <text:p>0.0594062936959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-0.414790011797271" calcext:value-type="float">
            <text:p>-0.414790011797271</text:p>
          </table:table-cell>
          <table:table-cell table:style-name="Default" office:value-type="float" office:value="0.206262999822624" calcext:value-type="float">
            <text:p>0.206262999822624</text:p>
          </table:table-cell>
          <table:table-cell table:style-name="Default" office:value-type="float" office:value="0.070295605840396" calcext:value-type="float">
            <text:p>0.0702956058403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-0.352973369544697" calcext:value-type="float">
            <text:p>-0.352973369544697</text:p>
          </table:table-cell>
          <table:table-cell table:style-name="Default" office:value-type="float" office:value="0.201918113924378" calcext:value-type="float">
            <text:p>0.201918113924378</text:p>
          </table:table-cell>
          <table:table-cell table:style-name="Default" office:value-type="float" office:value="0.050288202293569" calcext:value-type="float">
            <text:p>0.0502882022935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-0.779983005942613" calcext:value-type="float">
            <text:p>-0.779983005942613</text:p>
          </table:table-cell>
          <table:table-cell table:style-name="Default" office:value-type="float" office:value="-0.572238123569628" calcext:value-type="float">
            <text:p>-0.572238123569628</text:p>
          </table:table-cell>
          <table:table-cell table:style-name="Default" office:value-type="float" office:value="-0.045781966631866" calcext:value-type="float">
            <text:p>-0.0457819666318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-0.305164271437238" calcext:value-type="float">
            <text:p>-0.305164271437238</text:p>
          </table:table-cell>
          <table:table-cell table:style-name="Default" office:value-type="float" office:value="0.178290252056604" calcext:value-type="float">
            <text:p>0.178290252056604</text:p>
          </table:table-cell>
          <table:table-cell table:style-name="Default" office:value-type="float" office:value="0.062664072737907" calcext:value-type="float">
            <text:p>0.0626640727379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-0.97174532706093" calcext:value-type="float">
            <text:p>-0.97174532706093</text:p>
          </table:table-cell>
          <table:table-cell table:style-name="Default" office:value-type="float" office:value="0.675190831831993" calcext:value-type="float">
            <text:p>0.675190831831993</text:p>
          </table:table-cell>
          <table:table-cell table:style-name="Default" office:value-type="float" office:value="0.100483685291534" calcext:value-type="float">
            <text:p>0.100483685291534</text:p>
          </table:table-cell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formula="of:=AVERAGE([.B1:.B13])" office:value-type="float" office:value="-0.42097045448818" calcext:value-type="float">
            <text:p>-0.42097045448818</text:p>
          </table:table-cell>
          <table:table-cell table:style-name="Default" table:formula="of:=AVERAGE([.C1:.C13])" office:value-type="float" office:value="0.219365819748837" calcext:value-type="float">
            <text:p>0.219365819748837</text:p>
          </table:table-cell>
          <table:table-cell table:style-name="Default" table:formula="of:=AVERAGE([.D1:.D13])" office:value-type="float" office:value="0.0564236644639865" calcext:value-type="float">
            <text:p>0.0564236644639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05T15:58:20.262402099</dc:date>
    <meta:editing-duration>PT27M25S</meta:editing-duration>
    <meta:editing-cycles>1</meta:editing-cycles>
    <meta:document-statistic meta:table-count="1" meta:cell-count="75" meta:object-count="0"/>
    <meta:generator>LibreOffice/6.4.7.2$Linux_X86_64 LibreOffice_project/40$Build-2</meta:generator>
  </office:meta>
</office:document-meta>
</file>